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8.322cm" fo:min-width="6.167cm"/>
    </style:style>
    <style:style style:name="gr2" style:family="graphic" style:parent-style-name="standard">
      <style:graphic-properties draw:stroke="none" svg:stroke-color="#000000" draw:fill="none" draw:fill-color="#ffffff" fo:min-height="5.46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3.56cm"/>
      <style:paragraph-properties style:writing-mode="lr-tb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7.687cm" fo:min-width="6.167cm"/>
    </style:style>
    <style:style style:name="gr5" style:family="graphic" style:parent-style-name="standard">
      <style:graphic-properties draw:stroke="none" svg:stroke-color="#000000" draw:fill="none" draw:fill-color="#ffffff" fo:min-height="0.479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667cm" svg:height="8.572cm" svg:x="39.1cm" svg:y="12.1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6.032cm" svg:height="6.65cm" svg:x="39.1cm" svg:y="12.429cm">
          <draw:text-box>
            <text:p>scan</text:p>
            <text:p>-----</text:p>
            <text:p>id:Int</text:p>
            <text:p>scantype:string</text:p>
            <text:p>args:string</text:p>
            <text:p>start:string</text:p>
            <text:p>-----</text:p>
            <text:p>status: to 1</text:p>
            <text:p text:style-name="P2">host:: to 1</text:p>
          </draw:text-box>
        </draw:frame>
        <draw:custom-shape draw:style-name="gr1" draw:text-style-name="P1" xml:id="id2" draw:id="id2" draw:layer="layout" svg:width="6.667cm" svg:height="8.572cm" svg:x="31.48cm" svg:y="29.5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3" draw:layer="layout" svg:width="5.715cm" svg:height="5.939cm" svg:x="31.797cm" svg:y="29.892cm">
          <draw:text-box>
            <text:p>status</text:p>
            <text:p>------</text:p>
            <text:p>state:int</text:p>
            <text:p>reason:string</text:p>
            <text:p>depr:bool</text:p>
            <text:p>----</text:p>
            <text:p/>
            <text:p/>
          </draw:text-box>
        </draw:frame>
        <draw:custom-shape draw:style-name="gr4" draw:text-style-name="P1" xml:id="id3" draw:id="id3" draw:layer="layout" svg:width="6.667cm" svg:height="7.937cm" svg:x="42.275cm" svg:y="27.0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3" draw:layer="layout" svg:width="5.715cm" svg:height="8.072cm" svg:x="42.592cm" svg:y="27.446cm">
          <draw:text-box>
            <text:p>host</text:p>
            <text:p>------</text:p>
            <text:p>status:int</text:p>
            <text:p>reason:string</text:p>
            <text:p>reason_ttl:int</text:p>
            <text:p>address:string</text:p>
            <text:p>ipv4:bool</text:p>
            <text:p>----</text:p>
            <text:p>hostname: to 1...*</text:p>
            <text:p>port: to 1...*</text:p>
            <text:p/>
          </draw:text-box>
        </draw:frame>
        <draw:connector draw:style-name="gr6" draw:text-style-name="P4" draw:layer="layout" svg:x1="42.434cm" svg:y1="20.684cm" svg:x2="34.814cm" svg:y2="29.575cm" draw:start-shape="id1" draw:start-glue-point="6" draw:end-shape="id2" draw:end-glue-point="4" svg:d="M42434 20684v4446h-7620v4445" svg:viewBox="0 0 7621 8892">
          <text:p/>
        </draw:connector>
        <draw:custom-shape draw:style-name="gr4" draw:text-style-name="P1" xml:id="id4" draw:id="id4" draw:layer="layout" svg:width="6.667cm" svg:height="7.937cm" svg:x="53.705cm" svg:y="27.35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3" draw:layer="layout" svg:width="5.715cm" svg:height="3.806cm" svg:x="54.022cm" svg:y="28.081cm">
          <draw:text-box>
            <text:p>hostname</text:p>
            <text:p>------</text:p>
            <text:p>name:string</text:p>
            <text:p>type:string</text:p>
            <text:p/>
          </draw:text-box>
        </draw:frame>
        <draw:connector draw:style-name="gr7" draw:text-style-name="P4" draw:layer="layout" svg:x1="48.942cm" svg:y1="31.004cm" svg:x2="53.705cm" svg:y2="31.321cm" draw:start-shape="id3" draw:start-glue-point="7" draw:end-shape="id4" draw:end-glue-point="5" svg:d="M48942 31004h2381v317h2382" svg:viewBox="0 0 4764 318">
          <text:p/>
        </draw:connector>
        <draw:custom-shape draw:style-name="gr4" draw:text-style-name="P1" xml:id="id5" draw:id="id5" draw:layer="layout" svg:width="6.667cm" svg:height="7.937cm" svg:x="53.705cm" svg:y="36.24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3" draw:layer="layout" svg:width="5.715cm" svg:height="4.517cm" svg:x="54.022cm" svg:y="36.564cm">
          <draw:text-box>
            <text:p>port</text:p>
            <text:p>------</text:p>
            <text:p>protocol:string</text:p>
            <text:p>portid:int</text:p>
            <text:p>service:string</text:p>
            <text:p/>
          </draw:text-box>
        </draw:frame>
        <draw:connector draw:style-name="gr8" draw:text-style-name="P4" draw:layer="layout" svg:x1="48.942cm" svg:y1="31.004cm" svg:x2="53.705cm" svg:y2="40.211cm" draw:start-shape="id3" draw:start-glue-point="7" draw:end-shape="id5" draw:end-glue-point="5" svg:d="M48942 31004h2381v9207h2382" svg:viewBox="0 0 4764 9208">
          <text:p/>
        </draw:connector>
        <draw:connector draw:style-name="gr9" draw:text-style-name="P4" draw:layer="layout" svg:x1="42.434cm" svg:y1="20.684cm" svg:x2="45.609cm" svg:y2="27.035cm" draw:start-shape="id1" draw:start-glue-point="6" draw:end-shape="id3" draw:end-glue-point="4" svg:d="M42434 20684v3176h3175v3175" svg:viewBox="0 0 3176 63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01T10:10:58.259000000</meta:creation-date>
    <meta:generator>LibreOffice/7.4.0.3$Windows_X86_64 LibreOffice_project/f85e47c08ddd19c015c0114a68350214f7066f5a</meta:generator>
    <meta:editing-cycles>6</meta:editing-cycles>
    <meta:editing-duration>PT30M34S</meta:editing-duration>
    <dc:date>2022-09-01T11:14:50.160000000</dc:date>
    <meta:document-statistic meta:object-count="14"/>
  </office:meta>
</office:document-meta>
</file>